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15cm" table:align="left"/>
    </style:style>
    <style:style style:name="Table1.A" style:family="table-column">
      <style:table-column-properties style:column-width="10.458cm"/>
    </style:style>
    <style:style style:name="Table1.B" style:family="table-column">
      <style:table-column-properties style:column-width="3.692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7.354cm"/>
    </style:style>
    <style:style style:name="Table2.B" style:family="table-column">
      <style:table-column-properties style:column-width="9.647cm"/>
    </style:style>
    <style:style style:name="Table2.A1" style:family="table-cell">
      <style:table-cell-properties style:vertical-align="middle" fo:padding="0.049cm" fo:border="none"/>
    </style:style>
    <style:style style:name="Table3" style:family="table">
      <style:table-properties style:width="12.248cm" table:align="left"/>
    </style:style>
    <style:style style:name="Table3.A" style:family="table-column">
      <style:table-column-properties style:column-width="4.574cm"/>
    </style:style>
    <style:style style:name="Table3.B" style:family="table-column">
      <style:table-column-properties style:column-width="7.675cm"/>
    </style:style>
    <style:style style:name="Table3.A1" style:family="table-cell">
      <style:table-cell-properties style:vertical-align="middle" fo:padding="0.049cm" fo:border="none"/>
    </style:style>
    <style:style style:name="Table4" style:family="table">
      <style:table-properties style:width="15.432cm" table:align="left"/>
    </style:style>
    <style:style style:name="Table4.A" style:family="table-column">
      <style:table-column-properties style:column-width="5.103cm"/>
    </style:style>
    <style:style style:name="Table4.B" style:family="table-column">
      <style:table-column-properties style:column-width="10.329cm"/>
    </style:style>
    <style:style style:name="Table4.A1" style:family="table-cell">
      <style:table-cell-properties style:vertical-align="middle" fo:padding="0.049cm" fo:border="none"/>
    </style:style>
    <style:style style:name="Table5" style:family="table">
      <style:table-properties style:width="12.963cm" table:align="left"/>
    </style:style>
    <style:style style:name="Table5.A" style:family="table-column">
      <style:table-column-properties style:column-width="6.161cm"/>
    </style:style>
    <style:style style:name="Table5.B" style:family="table-column">
      <style:table-column-properties style:column-width="6.802cm"/>
    </style:style>
    <style:style style:name="Table5.A1" style:family="table-cell">
      <style:table-cell-properties style:vertical-align="middle" fo:padding="0.049cm" fo:border="none"/>
    </style:style>
    <style:style style:name="Table6" style:family="table">
      <style:table-properties style:width="16.087cm" table:align="left"/>
    </style:style>
    <style:style style:name="Table6.A" style:family="table-column">
      <style:table-column-properties style:column-width="8.955cm"/>
    </style:style>
    <style:style style:name="Table6.B" style:family="table-column">
      <style:table-column-properties style:column-width="7.131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4.787cm"/>
    </style:style>
    <style:style style:name="Table7.B" style:family="table-column">
      <style:table-column-properties style:column-width="12.213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4.84cm"/>
    </style:style>
    <style:style style:name="Table8.B" style:family="table-column">
      <style:table-column-properties style:column-width="12.16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6.548cm"/>
    </style:style>
    <style:style style:name="Table9.B" style:family="table-column">
      <style:table-column-properties style:column-width="10.453cm"/>
    </style:style>
    <style:style style:name="Table9.A1" style:family="table-cell">
      <style:table-cell-properties style:vertical-align="middle" fo:padding="0.049cm" fo:border="none"/>
    </style:style>
    <style:style style:name="Table10" style:family="table">
      <style:table-properties style:width="13.183cm" table:align="left"/>
    </style:style>
    <style:style style:name="Table10.A" style:family="table-column">
      <style:table-column-properties style:column-width="5.124cm"/>
    </style:style>
    <style:style style:name="Table10.B" style:family="table-column">
      <style:table-column-properties style:column-width="8.059cm"/>
    </style:style>
    <style:style style:name="Table10.A1" style:family="table-cell">
      <style:table-cell-properties style:vertical-align="middle" fo:padding="0.049cm" fo:border="none"/>
    </style:style>
    <style:style style:name="P1" style:family="paragraph" style:parent-style-name="Standard">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container">
        <text:section text:style-name="Sect1" text:name="reader-header">
          <text:p text:style-name="P1"><text:bookmark text:name="reader-domain"/><text:a xlink:type="simple" xlink:href="https://www.dataquest.io/blog/numpy-cheat-sheet/" text:style-name="Internet_20_link" text:visited-style-name="Visited_20_Internet_20_Link">dataquest.io</text:a> </text:p>
          <text:h text:style-name="Heading_20_1" text:outline-level="1"><text:bookmark text:name="reader-title"/>NumPy Cheat Sheet - Python for Data Science</text:h>
          <text:section text:style-name="Sect1" text:name="reader-credits">
            <text:p text:style-name="Text_20_body"/>
          </text:section>
          <text:section text:style-name="Sect1" text:name="meta-data">
            <text:p text:style-name="Text_20_body"/>
            <text:section text:style-name="Sect1" text:name="reader-estimated-time">
              <text:p text:style-name="Text_20_body">7-9 minutes</text:p>
            </text:section>
          </text:section>
        </text:section>
        <text:p text:style-name="Horizontal_20_Line"/>
        <text:section text:style-name="Sect1" text:name="moz-reader-content">
          <text:p text:style-name="Text_20_body"/>
          <text:section text:style-name="Sect1" text:name="readability-page-1">
            <text:p text:style-name="Text_20_body">in resources and guides </text:p>
            <text:p text:style-name="Text_20_body">NumPy is the library that gives Python its ability to work with data at speed. Originally, launched in 1995 as ‘Numeric,’ NumPy is the foundation on which many important Python data science libraries are built, including Pandas, SciPy and scikit-learn.</text:p>
            <text:p text:style-name="Text_20_body"><draw:a xlink:type="simple" xlink:href="https://www.dataquest.io/blog/images/cheat-sheets/numpy-cheat-sheet.pdf"><draw:frame draw:style-name="fr1" draw:name="Image1" text:anchor-type="as-char" svg:width="2.05cm" svg:height="1.051cm" draw:z-index="0"><draw:image xlink:href="https://www.dataquest.io/blog/images/cheat-sheets/numpy-cheat-sheet-sm.png" xlink:type="simple" xlink:show="embed" xlink:actuate="onLoad"/></draw:frame></draw:a></text:p>
            <text:p text:style-name="Text_20_body">The printable version of this cheat sheet</text:p>
            <text:p text:style-name="Text_20_body">It’s common when first learning NumPy to have trouble remembering all the functions and methods that you need, and while at <text:a xlink:type="simple" xlink:href="https://www.dataquest.io/" text:style-name="Internet_20_link" text:visited-style-name="Visited_20_Internet_20_Link">Dataquest</text:a> we advocate getting used to consulting the <text:a xlink:type="simple" xlink:href="https://docs.scipy.org/doc/numpy/" text:style-name="Internet_20_link" text:visited-style-name="Visited_20_Internet_20_Link">NumPy documentation</text:a>, sometimes it’s nice to have a handy reference, so we’ve put together this cheat sheet to help you out!</text:p>
            <text:p text:style-name="Text_20_body">If you’re interested in learning pandas, you can consult our <text:a xlink:type="simple" xlink:href="https://www.dataquest.io/blog/numpy-tutorial-python" text:style-name="Internet_20_link" text:visited-style-name="Visited_20_Internet_20_Link">NumPy tutorial</text:a> blog post, or you can signup for free and start learning NumPy through our interactive <text:a xlink:type="simple" xlink:href="https://www.dataquest.io/course/data-analysis-intermediate" text:style-name="Internet_20_link" text:visited-style-name="Visited_20_Internet_20_Link">python data science course</text:a>.</text:p>
            <text:p text:style-name="Text_20_body"><text:a xlink:type="simple" xlink:href="https://www.dataquest.io/blog/images/cheat-sheets/numpy-cheat-sheet.pdf" text:style-name="Internet_20_link" text:visited-style-name="Visited_20_Internet_20_Link">Download a Printable PDF of this Cheat Sheet</text:a></text:p>
            <text:h text:style-name="Heading_20_2" text:outline-level="2"><text:bookmark text:name="key-and-imports"/>Key and Imports</text:h>
            <text:p text:style-name="Text_20_body">In this cheat sheet, we use the following shorthand:</text:p>
            <text:p text:style-name="Text_20_body">You’ll also need to import numpy to get started:</text:p>
            <text:h text:style-name="Heading_20_2" text:outline-level="2"><text:bookmark text:name="importingexporting"/>Importing/exporting</text:h>
            <table:table table:name="Table1" table:style-name="Table1">
              <table:table-column table:style-name="Table1.A"/>
              <table:table-column table:style-name="Table1.B"/>
              <table:table-row>
                <table:table-cell table:style-name="Table1.A1" office:value-type="string">
                  <text:p text:style-name="Table_20_Contents"><text:span text:style-name="Source_20_Text">np.loadtxt('file.txt')</text:span></text:p>
                </table:table-cell>
                <table:table-cell table:style-name="Table1.A1" office:value-type="string">
                  <text:p text:style-name="Table_20_Contents">From a text file</text:p>
                </table:table-cell>
              </table:table-row>
              <table:table-row>
                <table:table-cell table:style-name="Table1.A1" office:value-type="string">
                  <text:p text:style-name="Table_20_Contents"><text:span text:style-name="Source_20_Text">np.genfromtxt('file.csv',delimiter=',')</text:span></text:p>
                </table:table-cell>
                <table:table-cell table:style-name="Table1.A1" office:value-type="string">
                  <text:p text:style-name="Table_20_Contents">From a CSV file</text:p>
                </table:table-cell>
              </table:table-row>
              <table:table-row>
                <table:table-cell table:style-name="Table1.A1" office:value-type="string">
                  <text:p text:style-name="Table_20_Contents"><text:span text:style-name="Source_20_Text">np.savetxt('file.txt',arr,delimiter=' ')</text:span></text:p>
                </table:table-cell>
                <table:table-cell table:style-name="Table1.A1" office:value-type="string">
                  <text:p text:style-name="Table_20_Contents">Writes to a text file</text:p>
                </table:table-cell>
              </table:table-row>
              <table:table-row>
                <table:table-cell table:style-name="Table1.A1" office:value-type="string">
                  <text:p text:style-name="Table_20_Contents"><text:span text:style-name="Source_20_Text">np.savetxt('file.csv',arr,delimiter=',')</text:span></text:p>
                </table:table-cell>
                <table:table-cell table:style-name="Table1.A1" office:value-type="string">
                  <text:p text:style-name="Table_20_Contents">Writes to a CSV file</text:p>
                </table:table-cell>
              </table:table-row>
            </table:table>
            <text:h text:style-name="Heading_20_2" text:outline-level="2"><text:bookmark text:name="creating-arrays"/>Creating Arrays</text:h>
            <table:table table:name="Table2" table:style-name="Table2">
              <table:table-column table:style-name="Table2.A"/>
              <table:table-column table:style-name="Table2.B"/>
              <table:table-row>
                <table:table-cell table:style-name="Table2.A1" office:value-type="string">
                  <text:p text:style-name="Table_20_Contents"><text:span text:style-name="Source_20_Text">np.array([1,2,3])</text:span></text:p>
                </table:table-cell>
                <table:table-cell table:style-name="Table2.A1" office:value-type="string">
                  <text:p text:style-name="Table_20_Contents">One dimensional array</text:p>
                </table:table-cell>
              </table:table-row>
              <text:soft-page-break/>
              <table:table-row>
                <table:table-cell table:style-name="Table2.A1" office:value-type="string">
                  <text:p text:style-name="Table_20_Contents"><text:span text:style-name="Source_20_Text">np.array([(1,2,3),(4,5,6)])</text:span></text:p>
                </table:table-cell>
                <table:table-cell table:style-name="Table2.A1" office:value-type="string">
                  <text:p text:style-name="Table_20_Contents">Two dimensional array</text:p>
                </table:table-cell>
              </table:table-row>
              <table:table-row>
                <table:table-cell table:style-name="Table2.A1" office:value-type="string">
                  <text:p text:style-name="Table_20_Contents"><text:span text:style-name="Source_20_Text">np.zeros(3)</text:span></text:p>
                </table:table-cell>
                <table:table-cell table:style-name="Table2.A1" office:value-type="string">
                  <text:p text:style-name="Table_20_Contents">1D array of length <text:span text:style-name="Source_20_Text">3</text:span> all values <text:span text:style-name="Source_20_Text">0</text:span></text:p>
                </table:table-cell>
              </table:table-row>
              <table:table-row>
                <table:table-cell table:style-name="Table2.A1" office:value-type="string">
                  <text:p text:style-name="Table_20_Contents"><text:span text:style-name="Source_20_Text">np.ones((3,4))</text:span></text:p>
                </table:table-cell>
                <table:table-cell table:style-name="Table2.A1" office:value-type="string">
                  <text:p text:style-name="Table_20_Contents"><text:span text:style-name="Source_20_Text">3</text:span>x<text:span text:style-name="Source_20_Text">4</text:span> array with all values <text:span text:style-name="Source_20_Text">1</text:span></text:p>
                </table:table-cell>
              </table:table-row>
              <table:table-row>
                <table:table-cell table:style-name="Table2.A1" office:value-type="string">
                  <text:p text:style-name="Table_20_Contents"><text:span text:style-name="Source_20_Text">np.eye(5)</text:span></text:p>
                </table:table-cell>
                <table:table-cell table:style-name="Table2.A1" office:value-type="string">
                  <text:p text:style-name="Table_20_Contents"><text:span text:style-name="Source_20_Text">5</text:span>x<text:span text:style-name="Source_20_Text">5</text:span> array of <text:span text:style-name="Source_20_Text">0</text:span> with <text:span text:style-name="Source_20_Text">1</text:span> on diagonal (Identity matrix)</text:p>
                </table:table-cell>
              </table:table-row>
              <table:table-row>
                <table:table-cell table:style-name="Table2.A1" office:value-type="string">
                  <text:p text:style-name="Table_20_Contents"><text:span text:style-name="Source_20_Text">np.linspace(0,100,6)</text:span></text:p>
                </table:table-cell>
                <table:table-cell table:style-name="Table2.A1" office:value-type="string">
                  <text:p text:style-name="Table_20_Contents">Array of <text:span text:style-name="Source_20_Text">6</text:span> evenly divided values from <text:span text:style-name="Source_20_Text">0</text:span> to <text:span text:style-name="Source_20_Text">100</text:span></text:p>
                </table:table-cell>
              </table:table-row>
              <table:table-row>
                <table:table-cell table:style-name="Table2.A1" office:value-type="string">
                  <text:p text:style-name="Table_20_Contents"><text:span text:style-name="Source_20_Text">np.arange(0,10,3)</text:span></text:p>
                </table:table-cell>
                <table:table-cell table:style-name="Table2.A1" office:value-type="string">
                  <text:p text:style-name="Table_20_Contents">Array of values from <text:span text:style-name="Source_20_Text">0</text:span> to less than <text:span text:style-name="Source_20_Text">10</text:span> with step <text:span text:style-name="Source_20_Text">3</text:span> (eg <text:span text:style-name="Source_20_Text">[0,3,6,9]</text:span>)</text:p>
                </table:table-cell>
              </table:table-row>
              <table:table-row>
                <table:table-cell table:style-name="Table2.A1" office:value-type="string">
                  <text:p text:style-name="Table_20_Contents"><text:span text:style-name="Source_20_Text">np.full((2,3),8)</text:span></text:p>
                </table:table-cell>
                <table:table-cell table:style-name="Table2.A1" office:value-type="string">
                  <text:p text:style-name="Table_20_Contents"><text:span text:style-name="Source_20_Text">2</text:span>x<text:span text:style-name="Source_20_Text">3</text:span> array with all values <text:span text:style-name="Source_20_Text">8</text:span></text:p>
                </table:table-cell>
              </table:table-row>
              <table:table-row>
                <table:table-cell table:style-name="Table2.A1" office:value-type="string">
                  <text:p text:style-name="Table_20_Contents"><text:span text:style-name="Source_20_Text">np.random.rand(4,5)</text:span></text:p>
                </table:table-cell>
                <table:table-cell table:style-name="Table2.A1" office:value-type="string">
                  <text:p text:style-name="Table_20_Contents"><text:span text:style-name="Source_20_Text">4</text:span>x<text:span text:style-name="Source_20_Text">5</text:span> array of random floats between <text:span text:style-name="Source_20_Text">0</text:span>-<text:span text:style-name="Source_20_Text">1</text:span></text:p>
                </table:table-cell>
              </table:table-row>
              <table:table-row>
                <table:table-cell table:style-name="Table2.A1" office:value-type="string">
                  <text:p text:style-name="Table_20_Contents"><text:span text:style-name="Source_20_Text">np.random.rand(6,7)*100</text:span></text:p>
                </table:table-cell>
                <table:table-cell table:style-name="Table2.A1" office:value-type="string">
                  <text:p text:style-name="Table_20_Contents"><text:span text:style-name="Source_20_Text">6</text:span>x<text:span text:style-name="Source_20_Text">7</text:span> array of random floats between <text:span text:style-name="Source_20_Text">0</text:span>-<text:span text:style-name="Source_20_Text">100</text:span></text:p>
                </table:table-cell>
              </table:table-row>
              <table:table-row>
                <table:table-cell table:style-name="Table2.A1" office:value-type="string">
                  <text:p text:style-name="Table_20_Contents"><text:span text:style-name="Source_20_Text">np.random.randint(5,size=(2,3))</text:span></text:p>
                </table:table-cell>
                <table:table-cell table:style-name="Table2.A1" office:value-type="string">
                  <text:p text:style-name="Table_20_Contents"><text:span text:style-name="Source_20_Text">2</text:span>x<text:span text:style-name="Source_20_Text">3</text:span> array with random ints between <text:span text:style-name="Source_20_Text">0</text:span>-<text:span text:style-name="Source_20_Text">4</text:span></text:p>
                </table:table-cell>
              </table:table-row>
            </table:table>
            <text:h text:style-name="Heading_20_2" text:outline-level="2"><text:bookmark text:name="inspecting-properties"/>Inspecting Properties</text:h>
            <table:table table:name="Table3" table:style-name="Table3">
              <table:table-column table:style-name="Table3.A"/>
              <table:table-column table:style-name="Table3.B"/>
              <table:table-row>
                <table:table-cell table:style-name="Table3.A1" office:value-type="string">
                  <text:p text:style-name="Table_20_Contents"><text:span text:style-name="Source_20_Text">arr.size</text:span></text:p>
                </table:table-cell>
                <table:table-cell table:style-name="Table3.A1" office:value-type="string">
                  <text:p text:style-name="Table_20_Contents">Returns number of elements in <text:span text:style-name="Source_20_Text">arr</text:span></text:p>
                </table:table-cell>
              </table:table-row>
              <table:table-row>
                <table:table-cell table:style-name="Table3.A1" office:value-type="string">
                  <text:p text:style-name="Table_20_Contents"><text:span text:style-name="Source_20_Text">arr.shape</text:span></text:p>
                </table:table-cell>
                <table:table-cell table:style-name="Table3.A1" office:value-type="string">
                  <text:p text:style-name="Table_20_Contents">Returns dimensions of <text:span text:style-name="Source_20_Text">arr</text:span> (rows,columns)</text:p>
                </table:table-cell>
              </table:table-row>
              <table:table-row>
                <table:table-cell table:style-name="Table3.A1" office:value-type="string">
                  <text:p text:style-name="Table_20_Contents"><text:span text:style-name="Source_20_Text">arr.dtype</text:span></text:p>
                </table:table-cell>
                <table:table-cell table:style-name="Table3.A1" office:value-type="string">
                  <text:p text:style-name="Table_20_Contents">Returns type of elements in <text:span text:style-name="Source_20_Text">arr</text:span></text:p>
                </table:table-cell>
              </table:table-row>
              <table:table-row>
                <table:table-cell table:style-name="Table3.A1" office:value-type="string">
                  <text:p text:style-name="Table_20_Contents"><text:span text:style-name="Source_20_Text">arr.astype(dtype)</text:span></text:p>
                </table:table-cell>
                <table:table-cell table:style-name="Table3.A1" office:value-type="string">
                  <text:p text:style-name="Table_20_Contents">Convert <text:span text:style-name="Source_20_Text">arr</text:span> elements to type <text:span text:style-name="Source_20_Text">dtype</text:span></text:p>
                </table:table-cell>
              </table:table-row>
              <table:table-row>
                <table:table-cell table:style-name="Table3.A1" office:value-type="string">
                  <text:p text:style-name="Table_20_Contents"><text:span text:style-name="Source_20_Text">arr.tolist()</text:span></text:p>
                </table:table-cell>
                <table:table-cell table:style-name="Table3.A1" office:value-type="string">
                  <text:p text:style-name="Table_20_Contents">Convert <text:span text:style-name="Source_20_Text">arr</text:span> to a Python list</text:p>
                </table:table-cell>
              </table:table-row>
              <table:table-row>
                <table:table-cell table:style-name="Table3.A1" office:value-type="string">
                  <text:p text:style-name="Table_20_Contents"><text:span text:style-name="Source_20_Text">np.info(np.eye)</text:span></text:p>
                </table:table-cell>
                <table:table-cell table:style-name="Table3.A1" office:value-type="string">
                  <text:p text:style-name="Table_20_Contents">View documentation for <text:span text:style-name="Source_20_Text">np.eye</text:span></text:p>
                </table:table-cell>
              </table:table-row>
            </table:table>
            <text:h text:style-name="Heading_20_2" text:outline-level="2"><text:bookmark text:name="copyingsortingreshaping"/>Copying/sorting/reshaping</text:h>
            <table:table table:name="Table4" table:style-name="Table4">
              <table:table-column table:style-name="Table4.A"/>
              <table:table-column table:style-name="Table4.B"/>
              <table:table-row>
                <table:table-cell table:style-name="Table4.A1" office:value-type="string">
                  <text:p text:style-name="Table_20_Contents"><text:span text:style-name="Source_20_Text">np.copy(arr)</text:span></text:p>
                </table:table-cell>
                <table:table-cell table:style-name="Table4.A1" office:value-type="string">
                  <text:p text:style-name="Table_20_Contents">Copies <text:span text:style-name="Source_20_Text">arr</text:span> to new memory</text:p>
                </table:table-cell>
              </table:table-row>
              <table:table-row>
                <table:table-cell table:style-name="Table4.A1" office:value-type="string">
                  <text:p text:style-name="Table_20_Contents"><text:span text:style-name="Source_20_Text">arr.view(dtype)</text:span></text:p>
                </table:table-cell>
                <table:table-cell table:style-name="Table4.A1" office:value-type="string">
                  <text:p text:style-name="Table_20_Contents">Creates view of <text:span text:style-name="Source_20_Text">arr</text:span> elements with type <text:span text:style-name="Source_20_Text">dtype</text:span></text:p>
                </table:table-cell>
              </table:table-row>
              <table:table-row>
                <table:table-cell table:style-name="Table4.A1" office:value-type="string">
                  <text:p text:style-name="Table_20_Contents"><text:span text:style-name="Source_20_Text">arr.sort()</text:span></text:p>
                </table:table-cell>
                <table:table-cell table:style-name="Table4.A1" office:value-type="string">
                  <text:p text:style-name="Table_20_Contents">Sorts <text:span text:style-name="Source_20_Text">arr</text:span></text:p>
                </table:table-cell>
              </table:table-row>
              <table:table-row>
                <table:table-cell table:style-name="Table4.A1" office:value-type="string">
                  <text:p text:style-name="Table_20_Contents"><text:span text:style-name="Source_20_Text">arr.sort(axis=0)</text:span></text:p>
                </table:table-cell>
                <table:table-cell table:style-name="Table4.A1" office:value-type="string">
                  <text:p text:style-name="Table_20_Contents">Sorts specific axis of <text:span text:style-name="Source_20_Text">arr</text:span></text:p>
                </table:table-cell>
              </table:table-row>
              <table:table-row>
                <table:table-cell table:style-name="Table4.A1" office:value-type="string">
                  <text:p text:style-name="Table_20_Contents"><text:span text:style-name="Source_20_Text">two_d_arr.flatten()</text:span></text:p>
                </table:table-cell>
                <table:table-cell table:style-name="Table4.A1" office:value-type="string">
                  <text:p text:style-name="Table_20_Contents">Flattens 2D array <text:span text:style-name="Source_20_Text">two_d_arr</text:span> to 1D</text:p>
                </table:table-cell>
              </table:table-row>
              <table:table-row>
                <table:table-cell table:style-name="Table4.A1" office:value-type="string">
                  <text:p text:style-name="Table_20_Contents"><text:span text:style-name="Source_20_Text">arr.T</text:span></text:p>
                </table:table-cell>
                <table:table-cell table:style-name="Table4.A1" office:value-type="string">
                  <text:p text:style-name="Table_20_Contents">Transposes <text:span text:style-name="Source_20_Text">arr</text:span> (rows become columns and vice versa)</text:p>
                </table:table-cell>
              </table:table-row>
              <table:table-row>
                <table:table-cell table:style-name="Table4.A1" office:value-type="string">
                  <text:p text:style-name="Table_20_Contents"><text:span text:style-name="Source_20_Text">arr.reshape(3,4)</text:span></text:p>
                </table:table-cell>
                <table:table-cell table:style-name="Table4.A1" office:value-type="string">
                  <text:p text:style-name="Table_20_Contents">Reshapes <text:span text:style-name="Source_20_Text">arr</text:span> to <text:span text:style-name="Source_20_Text">3</text:span> rows, <text:span text:style-name="Source_20_Text">4</text:span> columns without changing data</text:p>
                </table:table-cell>
              </table:table-row>
              <table:table-row>
                <table:table-cell table:style-name="Table4.A1" office:value-type="string">
                  <text:p text:style-name="Table_20_Contents"><text:span text:style-name="Source_20_Text">arr.resize((5,6))</text:span></text:p>
                </table:table-cell>
                <table:table-cell table:style-name="Table4.A1" office:value-type="string">
                  <text:p text:style-name="Table_20_Contents">Changes <text:span text:style-name="Source_20_Text">arr</text:span> shape to <text:span text:style-name="Source_20_Text">5</text:span>x<text:span text:style-name="Source_20_Text">6</text:span> and fills new values with <text:span text:style-name="Source_20_Text">0</text:span></text:p>
                </table:table-cell>
              </table:table-row>
            </table:table>
            <text:h text:style-name="Heading_20_2" text:outline-level="2"><text:bookmark text:name="addingremoving-elements"/>Adding/removing Elements</text:h>
            <table:table table:name="Table5" table:style-name="Table5">
              <table:table-column table:style-name="Table5.A"/>
              <table:table-column table:style-name="Table5.B"/>
              <table:table-row>
                <table:table-cell table:style-name="Table5.A1" office:value-type="string">
                  <text:p text:style-name="Table_20_Contents"><text:span text:style-name="Source_20_Text">np.append(arr,values)</text:span></text:p>
                </table:table-cell>
                <table:table-cell table:style-name="Table5.A1" office:value-type="string">
                  <text:p text:style-name="Table_20_Contents">Appends values to end of <text:span text:style-name="Source_20_Text">arr</text:span></text:p>
                </table:table-cell>
              </table:table-row>
              <table:table-row>
                <table:table-cell table:style-name="Table5.A1" office:value-type="string">
                  <text:p text:style-name="Table_20_Contents"><text:span text:style-name="Source_20_Text">np.insert(arr,2,values)</text:span></text:p>
                </table:table-cell>
                <table:table-cell table:style-name="Table5.A1" office:value-type="string">
                  <text:p text:style-name="Table_20_Contents">Inserts values into <text:span text:style-name="Source_20_Text">arr</text:span> before index <text:span text:style-name="Source_20_Text">2</text:span></text:p>
                </table:table-cell>
              </table:table-row>
              <table:table-row>
                <table:table-cell table:style-name="Table5.A1" office:value-type="string">
                  <text:p text:style-name="Table_20_Contents"><text:span text:style-name="Source_20_Text">np.delete(arr,3,axis=0)</text:span></text:p>
                </table:table-cell>
                <table:table-cell table:style-name="Table5.A1" office:value-type="string">
                  <text:p text:style-name="Table_20_Contents">Deletes row on index <text:span text:style-name="Source_20_Text">3</text:span> of <text:span text:style-name="Source_20_Text">arr</text:span></text:p>
                </table:table-cell>
              </table:table-row>
              <table:table-row>
                <table:table-cell table:style-name="Table5.A1" office:value-type="string">
                  <text:p text:style-name="Table_20_Contents"><text:span text:style-name="Source_20_Text">np.delete(arr,4,axis=1)</text:span></text:p>
                </table:table-cell>
                <table:table-cell table:style-name="Table5.A1" office:value-type="string">
                  <text:p text:style-name="Table_20_Contents">Deletes column on index <text:span text:style-name="Source_20_Text">4</text:span> of <text:span text:style-name="Source_20_Text">arr</text:span></text:p>
                </table:table-cell>
              </table:table-row>
            </table:table>
            <text:h text:style-name="Heading_20_2" text:outline-level="2"><text:bookmark text:name="combiningsplitting"/>Combining/splitting</text:h>
            <table:table table:name="Table6" table:style-name="Table6">
              <table:table-column table:style-name="Table6.A"/>
              <table:table-column table:style-name="Table6.B"/>
              <table:table-row>
                <table:table-cell table:style-name="Table6.A1" office:value-type="string">
                  <text:p text:style-name="Table_20_Contents"><text:span text:style-name="Source_20_Text">np.concatenate((arr1,arr2),axis=0)</text:span></text:p>
                </table:table-cell>
                <table:table-cell table:style-name="Table6.A1" office:value-type="string">
                  <text:p text:style-name="Table_20_Contents">Adds <text:span text:style-name="Source_20_Text">arr2</text:span> as rows to the end of <text:span text:style-name="Source_20_Text">arr1</text:span></text:p>
                </table:table-cell>
              </table:table-row>
              <table:table-row>
                <table:table-cell table:style-name="Table6.A1" office:value-type="string">
                  <text:p text:style-name="Table_20_Contents"><text:span text:style-name="Source_20_Text">np.concatenate((arr1,arr2),axis=1)</text:span></text:p>
                </table:table-cell>
                <table:table-cell table:style-name="Table6.A1" office:value-type="string">
                  <text:p text:style-name="Table_20_Contents">Adds <text:span text:style-name="Source_20_Text">arr2</text:span> as columns to end of <text:span text:style-name="Source_20_Text">arr1</text:span></text:p>
                </table:table-cell>
              </table:table-row>
              <table:table-row>
                <table:table-cell table:style-name="Table6.A1" office:value-type="string">
                  <text:p text:style-name="Table_20_Contents"><text:span text:style-name="Source_20_Text">np.split(arr,3)</text:span></text:p>
                </table:table-cell>
                <table:table-cell table:style-name="Table6.A1" office:value-type="string">
                  <text:p text:style-name="Table_20_Contents">Splits <text:span text:style-name="Source_20_Text">arr</text:span> into <text:span text:style-name="Source_20_Text">3</text:span> sub-arrays</text:p>
                </table:table-cell>
              </table:table-row>
              <text:soft-page-break/>
              <table:table-row>
                <table:table-cell table:style-name="Table6.A1" office:value-type="string">
                  <text:p text:style-name="Table_20_Contents"><text:span text:style-name="Source_20_Text">np.hsplit(arr,5)</text:span></text:p>
                </table:table-cell>
                <table:table-cell table:style-name="Table6.A1" office:value-type="string">
                  <text:p text:style-name="Table_20_Contents">Splits <text:span text:style-name="Source_20_Text">arr</text:span> horizontally on the <text:span text:style-name="Source_20_Text">5</text:span>th index</text:p>
                </table:table-cell>
              </table:table-row>
            </table:table>
            <text:h text:style-name="Heading_20_2" text:outline-level="2"><text:bookmark text:name="indexingslicingsubsetting"/>Indexing/slicing/subsetting</text:h>
            <table:table table:name="Table7" table:style-name="Table7">
              <table:table-column table:style-name="Table7.A"/>
              <table:table-column table:style-name="Table7.B"/>
              <table:table-row>
                <table:table-cell table:style-name="Table7.A1" office:value-type="string">
                  <text:p text:style-name="Table_20_Contents"><text:span text:style-name="Source_20_Text">arr[5]</text:span></text:p>
                </table:table-cell>
                <table:table-cell table:style-name="Table7.A1" office:value-type="string">
                  <text:p text:style-name="Table_20_Contents">Returns the element at index <text:span text:style-name="Source_20_Text">5</text:span></text:p>
                </table:table-cell>
              </table:table-row>
              <table:table-row>
                <table:table-cell table:style-name="Table7.A1" office:value-type="string">
                  <text:p text:style-name="Table_20_Contents"><text:span text:style-name="Source_20_Text">arr[2,5]</text:span></text:p>
                </table:table-cell>
                <table:table-cell table:style-name="Table7.A1" office:value-type="string">
                  <text:p text:style-name="Table_20_Contents">Returns the 2D array element on index <text:span text:style-name="Source_20_Text">[2][5]</text:span></text:p>
                </table:table-cell>
              </table:table-row>
              <table:table-row>
                <table:table-cell table:style-name="Table7.A1" office:value-type="string">
                  <text:p text:style-name="Table_20_Contents"><text:span text:style-name="Source_20_Text">arr[1]=4</text:span></text:p>
                </table:table-cell>
                <table:table-cell table:style-name="Table7.A1" office:value-type="string">
                  <text:p text:style-name="Table_20_Contents">Assigns array element on index <text:span text:style-name="Source_20_Text">1</text:span> the value <text:span text:style-name="Source_20_Text">4</text:span></text:p>
                </table:table-cell>
              </table:table-row>
              <table:table-row>
                <table:table-cell table:style-name="Table7.A1" office:value-type="string">
                  <text:p text:style-name="Table_20_Contents"><text:span text:style-name="Source_20_Text">arr[1,3]=10</text:span></text:p>
                </table:table-cell>
                <table:table-cell table:style-name="Table7.A1" office:value-type="string">
                  <text:p text:style-name="Table_20_Contents">Assigns array element on index <text:span text:style-name="Source_20_Text">[1][3]</text:span> the value <text:span text:style-name="Source_20_Text">10</text:span></text:p>
                </table:table-cell>
              </table:table-row>
              <table:table-row>
                <table:table-cell table:style-name="Table7.A1" office:value-type="string">
                  <text:p text:style-name="Table_20_Contents"><text:span text:style-name="Source_20_Text">arr[0:3]</text:span></text:p>
                </table:table-cell>
                <table:table-cell table:style-name="Table7.A1" office:value-type="string">
                  <text:p text:style-name="Table_20_Contents">Returns the elements at indices <text:span text:style-name="Source_20_Text">0,1,2</text:span> (On a 2D array: returns rows <text:span text:style-name="Source_20_Text">0,1,2</text:span>)</text:p>
                </table:table-cell>
              </table:table-row>
              <table:table-row>
                <table:table-cell table:style-name="Table7.A1" office:value-type="string">
                  <text:p text:style-name="Table_20_Contents"><text:span text:style-name="Source_20_Text">arr[0:3,4]</text:span></text:p>
                </table:table-cell>
                <table:table-cell table:style-name="Table7.A1" office:value-type="string">
                  <text:p text:style-name="Table_20_Contents">Returns the elements on rows <text:span text:style-name="Source_20_Text">0,1,2</text:span> at column <text:span text:style-name="Source_20_Text">4</text:span></text:p>
                </table:table-cell>
              </table:table-row>
              <table:table-row>
                <table:table-cell table:style-name="Table7.A1" office:value-type="string">
                  <text:p text:style-name="Table_20_Contents"><text:span text:style-name="Source_20_Text">arr[:2]</text:span></text:p>
                </table:table-cell>
                <table:table-cell table:style-name="Table7.A1" office:value-type="string">
                  <text:p text:style-name="Table_20_Contents">Returns the elements at indices <text:span text:style-name="Source_20_Text">0,1</text:span> (On a 2D array: returns rows <text:span text:style-name="Source_20_Text">0,1</text:span>)</text:p>
                </table:table-cell>
              </table:table-row>
              <table:table-row>
                <table:table-cell table:style-name="Table7.A1" office:value-type="string">
                  <text:p text:style-name="Table_20_Contents"><text:span text:style-name="Source_20_Text">arr[:,1]</text:span></text:p>
                </table:table-cell>
                <table:table-cell table:style-name="Table7.A1" office:value-type="string">
                  <text:p text:style-name="Table_20_Contents">Returns the elements at index <text:span text:style-name="Source_20_Text">1</text:span> on all rows</text:p>
                </table:table-cell>
              </table:table-row>
              <table:table-row>
                <table:table-cell table:style-name="Table7.A1" office:value-type="string">
                  <text:p text:style-name="Table_20_Contents"><text:span text:style-name="Source_20_Text">arr&lt;5</text:span></text:p>
                </table:table-cell>
                <table:table-cell table:style-name="Table7.A1" office:value-type="string">
                  <text:p text:style-name="Table_20_Contents">Returns an array with boolean values</text:p>
                </table:table-cell>
              </table:table-row>
              <table:table-row>
                <table:table-cell table:style-name="Table7.A1" office:value-type="string">
                  <text:p text:style-name="Table_20_Contents"><text:span text:style-name="Source_20_Text">(arr1&lt;3) &amp; (arr2&gt;5)</text:span></text:p>
                </table:table-cell>
                <table:table-cell table:style-name="Table7.A1" office:value-type="string">
                  <text:p text:style-name="Table_20_Contents">Returns an array with boolean values</text:p>
                </table:table-cell>
              </table:table-row>
              <table:table-row>
                <table:table-cell table:style-name="Table7.A1" office:value-type="string">
                  <text:p text:style-name="Table_20_Contents"><text:span text:style-name="Source_20_Text">~arr</text:span></text:p>
                </table:table-cell>
                <table:table-cell table:style-name="Table7.A1" office:value-type="string">
                  <text:p text:style-name="Table_20_Contents">Inverts a boolean array</text:p>
                </table:table-cell>
              </table:table-row>
              <table:table-row>
                <table:table-cell table:style-name="Table7.A1" office:value-type="string">
                  <text:p text:style-name="Table_20_Contents"><text:span text:style-name="Source_20_Text">arr[arr&lt;5]</text:span></text:p>
                </table:table-cell>
                <table:table-cell table:style-name="Table7.A1" office:value-type="string">
                  <text:p text:style-name="Table_20_Contents">Returns array elements smaller than <text:span text:style-name="Source_20_Text">5</text:span></text:p>
                </table:table-cell>
              </table:table-row>
            </table:table>
            <text:h text:style-name="Heading_20_2" text:outline-level="2"><text:bookmark text:name="scalar-math"/>Scalar Math</text:h>
            <table:table table:name="Table8" table:style-name="Table8">
              <table:table-column table:style-name="Table8.A"/>
              <table:table-column table:style-name="Table8.B"/>
              <table:table-row>
                <table:table-cell table:style-name="Table8.A1" office:value-type="string">
                  <text:p text:style-name="Table_20_Contents"><text:span text:style-name="Source_20_Text">np.add(arr,1)</text:span></text:p>
                </table:table-cell>
                <table:table-cell table:style-name="Table8.A1" office:value-type="string">
                  <text:p text:style-name="Table_20_Contents">Add <text:span text:style-name="Source_20_Text">1</text:span> to each array element</text:p>
                </table:table-cell>
              </table:table-row>
              <table:table-row>
                <table:table-cell table:style-name="Table8.A1" office:value-type="string">
                  <text:p text:style-name="Table_20_Contents"><text:span text:style-name="Source_20_Text">np.subtract(arr,2)</text:span></text:p>
                </table:table-cell>
                <table:table-cell table:style-name="Table8.A1" office:value-type="string">
                  <text:p text:style-name="Table_20_Contents">Subtract <text:span text:style-name="Source_20_Text">2</text:span> from each array element</text:p>
                </table:table-cell>
              </table:table-row>
              <table:table-row>
                <table:table-cell table:style-name="Table8.A1" office:value-type="string">
                  <text:p text:style-name="Table_20_Contents"><text:span text:style-name="Source_20_Text">np.multiply(arr,3)</text:span></text:p>
                </table:table-cell>
                <table:table-cell table:style-name="Table8.A1" office:value-type="string">
                  <text:p text:style-name="Table_20_Contents">Multiply each array element by <text:span text:style-name="Source_20_Text">3</text:span></text:p>
                </table:table-cell>
              </table:table-row>
              <table:table-row>
                <table:table-cell table:style-name="Table8.A1" office:value-type="string">
                  <text:p text:style-name="Table_20_Contents"><text:span text:style-name="Source_20_Text">np.divide(arr,4)</text:span></text:p>
                </table:table-cell>
                <table:table-cell table:style-name="Table8.A1" office:value-type="string">
                  <text:p text:style-name="Table_20_Contents">Divide each array element by <text:span text:style-name="Source_20_Text">4</text:span> (returns <text:span text:style-name="Source_20_Text">np.nan</text:span> for division by zero)</text:p>
                </table:table-cell>
              </table:table-row>
              <table:table-row>
                <table:table-cell table:style-name="Table8.A1" office:value-type="string">
                  <text:p text:style-name="Table_20_Contents"><text:span text:style-name="Source_20_Text">np.power(arr,5)</text:span></text:p>
                </table:table-cell>
                <table:table-cell table:style-name="Table8.A1" office:value-type="string">
                  <text:p text:style-name="Table_20_Contents">Raise each array element to the <text:span text:style-name="Source_20_Text">5</text:span>th power</text:p>
                </table:table-cell>
              </table:table-row>
            </table:table>
            <text:h text:style-name="Heading_20_2" text:outline-level="2"><text:bookmark text:name="vector-math"/>Vector Math</text:h>
            <table:table table:name="Table9" table:style-name="Table9">
              <table:table-column table:style-name="Table9.A"/>
              <table:table-column table:style-name="Table9.B"/>
              <table:table-row>
                <table:table-cell table:style-name="Table9.A1" office:value-type="string">
                  <text:p text:style-name="Table_20_Contents"><text:span text:style-name="Source_20_Text">np.add(arr1,arr2)</text:span></text:p>
                </table:table-cell>
                <table:table-cell table:style-name="Table9.A1" office:value-type="string">
                  <text:p text:style-name="Table_20_Contents">Elementwise add <text:span text:style-name="Source_20_Text">arr2</text:span> to <text:span text:style-name="Source_20_Text">arr1</text:span></text:p>
                </table:table-cell>
              </table:table-row>
              <table:table-row>
                <table:table-cell table:style-name="Table9.A1" office:value-type="string">
                  <text:p text:style-name="Table_20_Contents"><text:span text:style-name="Source_20_Text">np.subtract(arr1,arr2)</text:span></text:p>
                </table:table-cell>
                <table:table-cell table:style-name="Table9.A1" office:value-type="string">
                  <text:p text:style-name="Table_20_Contents">Elementwise subtract <text:span text:style-name="Source_20_Text">arr2</text:span> from <text:span text:style-name="Source_20_Text">arr1</text:span></text:p>
                </table:table-cell>
              </table:table-row>
              <table:table-row>
                <table:table-cell table:style-name="Table9.A1" office:value-type="string">
                  <text:p text:style-name="Table_20_Contents"><text:span text:style-name="Source_20_Text">np.multiply(arr1,arr2)</text:span></text:p>
                </table:table-cell>
                <table:table-cell table:style-name="Table9.A1" office:value-type="string">
                  <text:p text:style-name="Table_20_Contents">Elementwise multiply <text:span text:style-name="Source_20_Text">arr1</text:span> by <text:span text:style-name="Source_20_Text">arr2</text:span></text:p>
                </table:table-cell>
              </table:table-row>
              <table:table-row>
                <table:table-cell table:style-name="Table9.A1" office:value-type="string">
                  <text:p text:style-name="Table_20_Contents"><text:span text:style-name="Source_20_Text">np.divide(arr1,arr2)</text:span></text:p>
                </table:table-cell>
                <table:table-cell table:style-name="Table9.A1" office:value-type="string">
                  <text:p text:style-name="Table_20_Contents">Elementwise divide <text:span text:style-name="Source_20_Text">arr1</text:span> by <text:span text:style-name="Source_20_Text">arr2</text:span></text:p>
                </table:table-cell>
              </table:table-row>
              <table:table-row>
                <table:table-cell table:style-name="Table9.A1" office:value-type="string">
                  <text:p text:style-name="Table_20_Contents"><text:span text:style-name="Source_20_Text">np.power(arr1,arr2)</text:span></text:p>
                </table:table-cell>
                <table:table-cell table:style-name="Table9.A1" office:value-type="string">
                  <text:p text:style-name="Table_20_Contents">Elementwise raise <text:span text:style-name="Source_20_Text">arr1</text:span> raised to the power of <text:span text:style-name="Source_20_Text">arr2</text:span></text:p>
                </table:table-cell>
              </table:table-row>
              <table:table-row>
                <table:table-cell table:style-name="Table9.A1" office:value-type="string">
                  <text:p text:style-name="Table_20_Contents"><text:span text:style-name="Source_20_Text">np.array_equal(arr1,arr2)</text:span></text:p>
                </table:table-cell>
                <table:table-cell table:style-name="Table9.A1" office:value-type="string">
                  <text:p text:style-name="Table_20_Contents">Returns <text:span text:style-name="Source_20_Text">True</text:span> if the arrays have the same elements and shape</text:p>
                </table:table-cell>
              </table:table-row>
              <table:table-row>
                <table:table-cell table:style-name="Table9.A1" office:value-type="string">
                  <text:p text:style-name="Table_20_Contents"><text:span text:style-name="Source_20_Text">np.sqrt(arr)</text:span></text:p>
                </table:table-cell>
                <table:table-cell table:style-name="Table9.A1" office:value-type="string">
                  <text:p text:style-name="Table_20_Contents">Square root of each element in the array</text:p>
                </table:table-cell>
              </table:table-row>
              <table:table-row>
                <table:table-cell table:style-name="Table9.A1" office:value-type="string">
                  <text:p text:style-name="Table_20_Contents"><text:span text:style-name="Source_20_Text">np.sin(arr)</text:span></text:p>
                </table:table-cell>
                <table:table-cell table:style-name="Table9.A1" office:value-type="string">
                  <text:p text:style-name="Table_20_Contents">Sine of each element in the array</text:p>
                </table:table-cell>
              </table:table-row>
              <table:table-row>
                <table:table-cell table:style-name="Table9.A1" office:value-type="string">
                  <text:p text:style-name="Table_20_Contents"><text:span text:style-name="Source_20_Text">np.log(arr)</text:span></text:p>
                </table:table-cell>
                <table:table-cell table:style-name="Table9.A1" office:value-type="string">
                  <text:p text:style-name="Table_20_Contents">Natural log of each element in the array</text:p>
                </table:table-cell>
              </table:table-row>
              <table:table-row>
                <table:table-cell table:style-name="Table9.A1" office:value-type="string">
                  <text:p text:style-name="Table_20_Contents"><text:span text:style-name="Source_20_Text">np.abs(arr)</text:span></text:p>
                </table:table-cell>
                <table:table-cell table:style-name="Table9.A1" office:value-type="string">
                  <text:p text:style-name="Table_20_Contents">Absolute value of each element in the array</text:p>
                </table:table-cell>
              </table:table-row>
              <table:table-row>
                <table:table-cell table:style-name="Table9.A1" office:value-type="string">
                  <text:p text:style-name="Table_20_Contents"><text:span text:style-name="Source_20_Text">np.ceil(arr)</text:span></text:p>
                </table:table-cell>
                <table:table-cell table:style-name="Table9.A1" office:value-type="string">
                  <text:p text:style-name="Table_20_Contents">Rounds up to the nearest int</text:p>
                </table:table-cell>
              </table:table-row>
              <table:table-row>
                <table:table-cell table:style-name="Table9.A1" office:value-type="string">
                  <text:p text:style-name="Table_20_Contents"><text:span text:style-name="Source_20_Text">np.floor(arr)</text:span></text:p>
                </table:table-cell>
                <table:table-cell table:style-name="Table9.A1" office:value-type="string">
                  <text:p text:style-name="Table_20_Contents">Rounds down to the nearest int</text:p>
                </table:table-cell>
              </table:table-row>
              <table:table-row>
                <table:table-cell table:style-name="Table9.A1" office:value-type="string">
                  <text:p text:style-name="Table_20_Contents"><text:span text:style-name="Source_20_Text">np.round(arr)</text:span></text:p>
                </table:table-cell>
                <table:table-cell table:style-name="Table9.A1" office:value-type="string">
                  <text:p text:style-name="Table_20_Contents">Rounds to the nearest int</text:p>
                </table:table-cell>
              </table:table-row>
            </table:table>
            <text:h text:style-name="Heading_20_2" text:outline-level="2"><text:bookmark text:name="statistics"/><text:soft-page-break/>Statistics</text:h>
            <table:table table:name="Table10" table:style-name="Table10">
              <table:table-column table:style-name="Table10.A"/>
              <table:table-column table:style-name="Table10.B"/>
              <table:table-row>
                <table:table-cell table:style-name="Table10.A1" office:value-type="string">
                  <text:p text:style-name="Table_20_Contents"><text:span text:style-name="Source_20_Text">np.mean(arr,axis=0)</text:span></text:p>
                </table:table-cell>
                <table:table-cell table:style-name="Table10.A1" office:value-type="string">
                  <text:p text:style-name="Table_20_Contents">Returns mean along specific axis</text:p>
                </table:table-cell>
              </table:table-row>
              <table:table-row>
                <table:table-cell table:style-name="Table10.A1" office:value-type="string">
                  <text:p text:style-name="Table_20_Contents"><text:span text:style-name="Source_20_Text">arr.sum()</text:span></text:p>
                </table:table-cell>
                <table:table-cell table:style-name="Table10.A1" office:value-type="string">
                  <text:p text:style-name="Table_20_Contents">Returns sum of <text:span text:style-name="Source_20_Text">arr</text:span></text:p>
                </table:table-cell>
              </table:table-row>
              <table:table-row>
                <table:table-cell table:style-name="Table10.A1" office:value-type="string">
                  <text:p text:style-name="Table_20_Contents"><text:span text:style-name="Source_20_Text">arr.min()</text:span></text:p>
                </table:table-cell>
                <table:table-cell table:style-name="Table10.A1" office:value-type="string">
                  <text:p text:style-name="Table_20_Contents">Returns minimum value of <text:span text:style-name="Source_20_Text">arr</text:span></text:p>
                </table:table-cell>
              </table:table-row>
              <table:table-row>
                <table:table-cell table:style-name="Table10.A1" office:value-type="string">
                  <text:p text:style-name="Table_20_Contents"><text:span text:style-name="Source_20_Text">arr.max(axis=0)</text:span></text:p>
                </table:table-cell>
                <table:table-cell table:style-name="Table10.A1" office:value-type="string">
                  <text:p text:style-name="Table_20_Contents">Returns maximum value of specific axis</text:p>
                </table:table-cell>
              </table:table-row>
              <table:table-row>
                <table:table-cell table:style-name="Table10.A1" office:value-type="string">
                  <text:p text:style-name="Table_20_Contents"><text:span text:style-name="Source_20_Text">np.var(arr)</text:span></text:p>
                </table:table-cell>
                <table:table-cell table:style-name="Table10.A1" office:value-type="string">
                  <text:p text:style-name="Table_20_Contents">Returns the variance of array</text:p>
                </table:table-cell>
              </table:table-row>
              <table:table-row>
                <table:table-cell table:style-name="Table10.A1" office:value-type="string">
                  <text:p text:style-name="Table_20_Contents"><text:span text:style-name="Source_20_Text">np.std(arr,axis=1)</text:span></text:p>
                </table:table-cell>
                <table:table-cell table:style-name="Table10.A1" office:value-type="string">
                  <text:p text:style-name="Table_20_Contents">Returns the standard deviation of specific axis</text:p>
                </table:table-cell>
              </table:table-row>
              <table:table-row>
                <table:table-cell table:style-name="Table10.A1" office:value-type="string">
                  <text:p text:style-name="Table_20_Contents"><text:span text:style-name="Source_20_Text">arr.corrcoef()</text:span></text:p>
                </table:table-cell>
                <table:table-cell table:style-name="Table10.A1" office:value-type="string">
                  <text:p text:style-name="Table_20_Contents">Returns correlation coefficient of array</text:p>
                </table:table-cell>
              </table:table-row>
            </table:table>
            <text:h text:style-name="Heading_20_2" text:outline-level="2"><text:bookmark text:name="download-a-printable-version-of-this-cheat-sheet"/>Download a printable version of this cheat sheet</text:h>
            <text:p text:style-name="Text_20_body">If you’d like to download a printable version of this cheat sheet you can do so below.</text:p>
            <text:p text:style-name="Text_20_body"><text:a xlink:type="simple" xlink:href="https://www.dataquest.io/blog/images/cheat-sheets/numpy-cheat-sheet.pdf" text:style-name="Internet_20_link" text:visited-style-name="Visited_20_Internet_20_Link">Download a Printable PDF of this Cheat Sheet</text:a></text:p>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6T11:59:39.967997240</meta:creation-date>
    <dc:date>2017-05-26T12:00:08.260202278</dc:date>
    <meta:editing-duration>PT30S</meta:editing-duration>
    <meta:editing-cycles>1</meta:editing-cycles>
    <meta:document-statistic meta:table-count="10" meta:image-count="1" meta:object-count="0" meta:page-count="4" meta:paragraph-count="174" meta:word-count="801" meta:character-count="5268" meta:non-whitespace-character-count="4638"/>
    <meta:generator>LibreOffice/5.1.6.2$Linux_X86_64 LibreOffice_project/10m0$Build-2</meta:generator>
  </office:meta>
</office:document-meta>
</file>